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UnitConverter.mpts2units( float [ ] srcPts , float [ ] dst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UnitConverter.pt2units( float 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UnitConverter.pts2units( float [ ] srcPts , float [ ] dst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UnitConverter.mpt2units( float 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UnitConverter.AFPUnitConverter( AFPPaintingState painting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UnitConverter.transformPoints( float [ ] srcPts , float [ ] dstPts , boolean mill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FPUnitConverter.pts2units( float [ ] src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UnitConverter.mpts2units( float [ ] src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